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8583in" table:align="left"/>
    </style:style>
    <style:style style:name="Table1.A" style:family="table-column">
      <style:table-column-properties style:column-width="3.8583in"/>
    </style:style>
    <style:style style:name="Table1.A1" style:family="table-cell">
      <style:table-cell-properties style:vertical-align="middle" fo:padding="0in" fo:border="none"/>
    </style:style>
    <style:style style:name="Table2" style:family="table">
      <style:table-properties style:width="3.7917in" table:align="left"/>
    </style:style>
    <style:style style:name="Table2.A" style:family="table-column">
      <style:table-column-properties style:column-width="3.7917in"/>
    </style:style>
    <style:style style:name="Table2.A1" style:family="table-cell">
      <style:table-cell-properties style:vertical-align="middle" fo:padding="0in" fo:border="none"/>
    </style:style>
    <style:style style:name="Table3" style:family="table">
      <style:table-properties style:width="3.3757in" table:align="left"/>
    </style:style>
    <style:style style:name="Table3.A" style:family="table-column">
      <style:table-column-properties style:column-width="0.1674in"/>
    </style:style>
    <style:style style:name="Table3.B" style:family="table-column">
      <style:table-column-properties style:column-width="3.2083in"/>
    </style:style>
    <style:style style:name="Table3.A1" style:family="table-cell">
      <style:table-cell-properties style:vertical-align="middle" fo:padding="0in" fo:border="none"/>
    </style:style>
    <style:style style:name="Table4" style:family="table">
      <style:table-properties style:width="4.4951in" table:align="left"/>
    </style:style>
    <style:style style:name="Table4.A" style:family="table-column">
      <style:table-column-properties style:column-width="0.2507in"/>
    </style:style>
    <style:style style:name="Table4.B" style:family="table-column">
      <style:table-column-properties style:column-width="0.2132in"/>
    </style:style>
    <style:style style:name="Table4.D" style:family="table-column">
      <style:table-column-properties style:column-width="3.8181in"/>
    </style:style>
    <style:style style:name="Table4.A1" style:family="table-cell">
      <style:table-cell-properties style:vertical-align="middle" fo:padding="0in" fo:border="none"/>
    </style:style>
    <style:style style:name="Table5" style:family="table">
      <style:table-properties style:width="1.2403in" table:align="left"/>
    </style:style>
    <style:style style:name="Table5.A" style:family="table-column">
      <style:table-column-properties style:column-width="1.2403in"/>
    </style:style>
    <style:style style:name="Table5.A1" style:family="table-cell">
      <style:table-cell-properties style:vertical-align="middle" fo:padding="0in" fo:border="none"/>
    </style:style>
    <style:style style:name="Table6" style:family="table">
      <style:table-properties style:width="1.6076in" table:align="left"/>
    </style:style>
    <style:style style:name="Table6.A" style:family="table-column">
      <style:table-column-properties style:column-width="1.6076in"/>
    </style:style>
    <style:style style:name="Table6.A1" style:family="table-cell">
      <style:table-cell-properties style:vertical-align="middle" fo:padding="0in" fo:border="none"/>
    </style:style>
    <style:style style:name="Table7" style:family="table">
      <style:table-properties style:width="1.8111in" table:align="left"/>
    </style:style>
    <style:style style:name="Table7.A" style:family="table-column">
      <style:table-column-properties style:column-width="0.1674in"/>
    </style:style>
    <style:style style:name="Table7.B" style:family="table-column">
      <style:table-column-properties style:column-width="1.6438in"/>
    </style:style>
    <style:style style:name="Table7.A1" style:family="table-cell">
      <style:table-cell-properties style:vertical-align="middle" fo:padding="0in" fo:border="none"/>
    </style:style>
    <style:style style:name="P1" style:family="paragraph" style:parent-style-name="Standard">
      <style:text-properties style:font-name="Liberation Serif"/>
    </style:style>
    <style:style style:name="P2" style:family="paragraph" style:parent-style-name="Text_20_body">
      <style:paragraph-properties fo:margin-left="0in" fo:margin-right="0in" style:line-height-at-least="0.2189in" fo:text-indent="0in" style:auto-text-indent="false"/>
      <style:text-properties fo:font-variant="normal" fo:text-transform="none" fo:color="#383838" style:font-name="Liberation Serif" fo:font-size="10.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2189in" fo:text-indent="0in" style:auto-text-indent="false"/>
    </style:style>
    <style:style style:name="P4"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5"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383838" style:font-name="Liberation Serif" fo:font-size="10.5pt" fo:letter-spacing="normal" fo:font-style="normal" fo:font-weight="normal"/>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style:font-name="Liberation Serif"/>
    </style:style>
    <style:style style:name="P7" style:family="paragraph" style:parent-style-name="Table_20_Contents">
      <style:paragraph-properties fo:text-align="start" style:justify-single-word="false"/>
      <style:text-properties style:font-name="Liberation Serif"/>
    </style:style>
    <style:style style:name="P8" style:family="paragraph" style:parent-style-name="Heading_20_3">
      <style:paragraph-properties fo:margin-left="0in" fo:margin-right="0in" style:line-height-at-least="0.2189in" fo:text-indent="0in" style:auto-text-indent="false" fo:padding="0in" fo:border="none"/>
      <style:text-properties fo:font-variant="normal" fo:text-transform="none" fo:color="#383838" style:font-name="Liberation Serif" fo:letter-spacing="normal" fo:font-style="normal" fo:font-weight="bold"/>
    </style:style>
    <style:style style:name="T1" style:family="text">
      <style:text-properties fo:font-variant="normal" fo:text-transform="none" fo:color="#383838" style:font-name="gotham" fo:font-size="10.5pt" fo:letter-spacing="normal" fo:font-style="normal" fo:font-weight="normal"/>
    </style:style>
    <style:style style:name="T2" style:family="text">
      <style:text-properties fo:font-variant="normal" fo:text-transform="none" fo:color="#383838" style:font-name="gotham" fo:font-size="10.5pt" fo:letter-spacing="normal" fo:font-style="normal" fo:font-weight="normal" fo:padding="0in" fo:border="none"/>
    </style:style>
    <style:style style:name="T3" style:family="text">
      <style:text-properties fo:font-variant="normal" fo:text-transform="none" fo:color="#383838" style:font-name="gotham" fo:font-size="10.5pt" fo:letter-spacing="normal" fo:font-weight="normal" fo:padding="0in" fo:border="none"/>
    </style:style>
    <style:style style:name="T4" style:family="text">
      <style:text-properties fo:font-variant="normal" fo:text-transform="none" fo:color="#383838" fo:letter-spacing="normal"/>
    </style:style>
    <style:style style:name="T5" style:family="text">
      <style:text-properties fo:font-variant="normal" fo:text-transform="none" fo:color="#383838" fo:font-size="10.5pt" fo:letter-spacing="normal" fo:font-style="normal" fo:font-weight="normal"/>
    </style:style>
    <style:style style:name="T6" style:family="text">
      <style:text-properties fo:font-variant="normal" fo:text-transform="none" fo:color="#383838" fo:font-size="10.5pt" fo:letter-spacing="normal" fo:font-style="normal" fo:font-weight="normal" fo:padding="0in" fo:border="none"/>
    </style:style>
    <style:style style:name="T7" style:family="text">
      <style:text-properties fo:font-variant="normal" fo:text-transform="none" fo:color="#383838" fo:font-size="10.5pt" fo:letter-spacing="normal" fo:font-weight="normal" fo:padding="0in" fo:border="none"/>
    </style:style>
    <style:style style:name="T8" style:family="text">
      <style:text-properties fo:font-variant="normal" fo:text-transform="none" fo:color="#383838" style:font-name="Liberation Serif" fo:font-size="10.5pt" fo:letter-spacing="normal" fo:font-style="normal" fo:font-weight="normal"/>
    </style:style>
    <style:style style:name="T9" style:family="text">
      <style:text-properties fo:font-variant="normal" fo:text-transform="none" fo:color="#383838" style:font-name="Liberation Serif" fo:font-size="10.5pt" fo:letter-spacing="normal" fo:font-style="normal" fo:font-weight="normal" fo:padding="0in" fo:border="none"/>
    </style:style>
    <style:style style:name="T10" style:family="text">
      <style:text-properties fo:font-variant="normal" fo:text-transform="none" fo:color="#383838" style:font-name="Liberation Serif" fo:font-size="10.5pt" fo:letter-spacing="normal" fo:font-style="normal" fo:font-weight="normal" fo:background-color="#ffff00" loext:char-shading-value="0"/>
    </style:style>
    <style:style style:name="T11" style:family="text">
      <style:text-properties fo:font-variant="normal" fo:text-transform="none" fo:color="#383838" style:font-name="Liberation Serif" fo:font-size="10.5pt" fo:letter-spacing="normal" fo:font-weight="normal" fo:padding="0in" fo:border="none"/>
    </style:style>
    <style:style style:name="T12" style:family="text">
      <style:text-properties fo:font-variant="normal" fo:text-transform="none" fo:color="#383838" style:font-name="Liberation Serif" fo:letter-spacing="normal"/>
    </style:style>
    <style:style style:name="T13"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RTRAN LESSON 7</text:p>
      <text:p text:style-name="P4"><text:span text:style-name="T8">Sometimes it is convenient in a Fortran program to use </text:span><text:span text:style-name="Emphasis"><text:span text:style-name="T9">files</text:span></text:span><text:span text:style-name="T8"> for accessing or storing data - especially when large amounts of data are involved. Too much keyboard input during the run of a program leads to mistakes and tedium, while too much screen output has similar consequences. Putting data into files - both for input and output - is a more leisurely and less error-prone approach.</text:span></text:p>
      <text:p text:style-name="P3"><text:span text:style-name="T8">The </text:span><text:span text:style-name="Emphasis"><text:span text:style-name="T11">open</text:span></text:span><text:span text:style-name="T12"> </text:span><text:span text:style-name="T8">command is used to open files - that is, it makes files available so that Fortran can read or write to them. The simplest form of the command is </text:span><text:span text:style-name="T13"><text:line-break/><text:line-break/></text:span><text:span text:style-name="T8">open (unit = </text:span><text:span text:style-name="Emphasis"><text:span text:style-name="T11">number</text:span></text:span><text:span text:style-name="T8">, file = "</text:span><text:span text:style-name="Emphasis"><text:span text:style-name="T11">name</text:span></text:span><text:span text:style-name="T8">")    .</text:span></text:p>
      <text:p text:style-name="P4"><text:span text:style-name="T8">In place of </text:span><text:span text:style-name="Emphasis"><text:span text:style-name="T9">number</text:span></text:span><text:span text:style-name="T8"> you insert a positive integer </text:span><text:span text:style-name="T10">(but not 6) </text:span><text:span text:style-name="T8">to be used to refer to the file, and instead of </text:span><text:span text:style-name="Emphasis"><text:span text:style-name="T9">name</text:span></text:span><text:span text:style-name="T8"> you insert the name of the file. Here are examples of </text:span><text:span text:style-name="Emphasis"><text:span text:style-name="T9">open</text:span></text:span><text:span text:style-name="T8"> commands:</text:span></text:p>
      <text:p text:style-name="P6"/>
      <table:table table:name="Table1" table:style-name="Table1">
        <table:table-column table:style-name="Table1.A"/>
        <table:table-row>
          <table:table-cell table:style-name="Table1.A1" office:value-type="string">
            <text:p text:style-name="P7">open (unit = 2, file = "scores")</text:p>
          </table:table-cell>
        </table:table-row>
        <table:table-row>
          <table:table-cell table:style-name="Table1.A1" office:value-type="string">
            <text:p text:style-name="P7">open (unit = 7, file = "a:scores.txt")</text:p>
          </table:table-cell>
        </table:table-row>
        <table:table-row>
          <table:table-cell table:style-name="Table1.A1" office:value-type="string">
            <text:p text:style-name="P7">open (unit = 5, file = "h:\\results\\primes")</text:p>
          </table:table-cell>
        </table:table-row>
        <table:table-row>
          <table:table-cell table:style-name="Table1.A1" office:value-type="string">
            <text:p text:style-name="P7">open (unit = 24, file = "c:\\fortran\\data\\divisors.dat")   .</text:p>
          </table:table-cell>
        </table:table-row>
      </table:table>
      <text:p text:style-name="P6"/>
      <text:p text:style-name="P4"><text:span text:style-name="T8">Fortran uses the unit number to access the file with later </text:span><text:span text:style-name="Emphasis"><text:span text:style-name="T9">read</text:span></text:span><text:span text:style-name="T8"> and </text:span><text:span text:style-name="Emphasis"><text:span text:style-name="T9">write</text:span></text:span><text:span text:style-name="T8"> statements. Several files can be open at once, but each must have a different number. There is one thing to remember about numbering a file - you cannot use the number 6, as GNU Fortran reserves that number to refer to the screen.</text:span></text:p>
      <text:p text:style-name="P5">Note that quotes enclose the filename. Also, in specifying a directory path for a file, you must use double backslashes instead of single ones. Do not put a space on either side of the colon after the drive letter. If you do not specify a drive or directory path for a file, or if you specify the same drive upon which GNU Fortran is installed but without a path, GNU Fortran will by default assume the file is located on the same drive and in the same directory from where Fortran is running.</text:p>
      <text:p text:style-name="P5">If the named file does not already exist, Fortran will create it; if it does exist, Fortran will replace it. (So don't mistakenly give the file the same name as another important file!)</text:p>
      <text:h text:style-name="P8" text:outline-level="3">Close</text:h>
      <text:p text:style-name="P3"><text:span text:style-name="T8">The </text:span><text:span text:style-name="Emphasis"><text:span text:style-name="T11">close</text:span></text:span><text:span text:style-name="T12"> </text:span><text:span text:style-name="T8">command is used to close one or more files - examples are </text:span><text:span text:style-name="T13"><text:line-break/><text:line-break/></text:span><text:span text:style-name="T8">close (5)       ,       close (1, 3, 8)   .</text:span></text:p>
      <text:p text:style-name="P4"><text:span text:style-name="T8">The first of these commands closes the file numbered 5, while the second closes the three files numbered 1, 3, and 8. It is not necessary to close files; all files will automatically be closed when an </text:span><text:span text:style-name="Emphasis"><text:span text:style-name="T9">end</text:span></text:span><text:span text:style-name="T8"> or </text:span><text:span text:style-name="Emphasis"><text:span text:style-name="T9">stop</text:span></text:span><text:span text:style-name="T8"> statement is executed. However, in programs handling large amounts of data it can be prudent to close files before the end of the program in order to avoid possible memory problems and to increase efficiency.</text:span></text:p>
      <text:h text:style-name="P8" text:outline-level="3">Write (to Files)</text:h>
      <text:p text:style-name="P3"><text:span text:style-name="T8">The </text:span><text:span text:style-name="Emphasis"><text:span text:style-name="T11">write</text:span></text:span><text:span text:style-name="T12"> </text:span><text:span text:style-name="T8">command is used to write data to a file. For example, the command </text:span><text:span text:style-name="T13"><text:line-break/><text:line-break/></text:span><text:span text:style-name="T8">write (7,*)</text:span></text:p>
      <text:p text:style-name="P4"><text:soft-page-break/><text:span text:style-name="T8">works like a </text:span><text:span text:style-name="Emphasis"><text:span text:style-name="T9">print *</text:span></text:span><text:span text:style-name="T8"> command, except that data is written to the file numbered 7 instead of to the screen. The two statements</text:span></text:p>
      <text:p text:style-name="P6"/>
      <table:table table:name="Table2" table:style-name="Table2">
        <table:table-column table:style-name="Table2.A"/>
        <table:table-row>
          <table:table-cell table:style-name="Table2.A1" office:value-type="string">
            <text:p text:style-name="P7">print *, "The solutions to the equation are : ", x1, x2</text:p>
          </table:table-cell>
        </table:table-row>
        <table:table-row>
          <table:table-cell table:style-name="Table2.A1" office:value-type="string">
            <text:p text:style-name="P7">write (7,*) "The solutions to the equation are : ", x1, x2</text:p>
          </table:table-cell>
        </table:table-row>
      </table:table>
      <text:p text:style-name="P6"/>
      <text:p text:style-name="P5">produce exactly the same output, except that the first writes to the screen and the second to file number 7. The command "write (7,*)" on a line by itself serves as a line feed, skipping a line in the file numbered 7 before the next writing to that file.</text:p>
      <text:p text:style-name="P4"><text:span text:style-name="T8">You can also use </text:span><text:span text:style-name="Emphasis"><text:span text:style-name="T9">write</text:span></text:span><text:span text:style-name="T8"> statements in conjunction with format statements to write to a file; this gives you better control of formatting. In the following, the first number in "write (7,5)" refers to the file number and the second to the label of the format statement:</text:span></text:p>
      <text:p text:style-name="P6"/>
      <table:table table:name="Table3" table:style-name="Table3">
        <table:table-column table:style-name="Table3.A"/>
        <table:table-column table:style-name="Table3.B"/>
        <table:table-row>
          <table:table-cell table:style-name="Table3.A1" office:value-type="string">
            <text:p text:style-name="P7"> </text:p>
          </table:table-cell>
          <table:table-cell table:style-name="Table3.A1" office:value-type="string">
            <text:p text:style-name="P7">write (7,5) "The solutions are ", x1, " and ", x2</text:p>
          </table:table-cell>
        </table:table-row>
        <table:table-row>
          <table:table-cell table:style-name="Table3.A1" office:value-type="string">
            <text:p text:style-name="P7">5</text:p>
          </table:table-cell>
          <table:table-cell table:style-name="Table3.A1" office:value-type="string">
            <text:p text:style-name="P7">format (a,f16.10,a,f16.10)</text:p>
          </table:table-cell>
        </table:table-row>
      </table:table>
      <text:p text:style-name="P6"/>
      <text:p text:style-name="P5">The "write (7,5)" command works exactly like the similar command "write (*,5)", except that in the former output is directed to file number 7, and in the latter to the screen.</text:p>
      <text:p text:style-name="P4"><text:span text:style-name="T8">Each execution of a </text:span><text:span text:style-name="Emphasis"><text:span text:style-name="T9">write</text:span></text:span><text:span text:style-name="T8"> command writes to a single line in a file. The next </text:span><text:span text:style-name="Emphasis"><text:span text:style-name="T9">write</text:span></text:span><text:span text:style-name="T8"> command will write to a new line.</text:span></text:p>
      <text:p text:style-name="P5">Here is a program that finds and prints to a file the divisors of an integer n :</text:p>
      <text:p text:style-name="P6"/>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7"> </text:p>
          </table:table-cell>
          <table:table-cell table:style-name="Table4.A1" table:number-columns-spanned="3" office:value-type="string">
            <text:p text:style-name="P7">program divisors</text:p>
          </table:table-cell>
          <table:covered-table-cell/>
          <table:covered-table-cell/>
        </table:table-row>
        <table:table-row>
          <table:table-cell table:style-name="Table4.A1" office:value-type="string">
            <text:p text:style-name="P7">c</text:p>
          </table:table-cell>
          <table:table-cell table:style-name="Table4.A1" table:number-columns-spanned="3" office:value-type="string">
            <text:p text:style-name="P7">This program finds the divisors of an integer input by the user.</text:p>
          </table:table-cell>
          <table:covered-table-cell/>
          <table:covered-table-cell/>
        </table:table-row>
        <table:table-row>
          <table:table-cell table:style-name="Table4.A1" office:value-type="string">
            <text:p text:style-name="P7">c</text:p>
          </table:table-cell>
          <table:table-cell table:style-name="Table4.A1" table:number-columns-spanned="3" office:value-type="string">
            <text:p text:style-name="P7">The divisors are printed to a file.</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integer n, k, d(10)</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open (unit = 1, file = "divisors")</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print *, "Enter a positive integer :"</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read *, n</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write (1,*) "Here are the divisors of ", n, " :"</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do i = 1, n</text:p>
          </table:table-cell>
          <table:covered-table-cell/>
          <table:covered-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table:number-columns-spanned="2" office:value-type="string">
            <text:p text:style-name="P7">if (mod(n,i) .eq. 0) then</text:p>
          </table:table-cell>
          <table:covered-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k = k + 1</text:p>
          </table: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d(k) = i</text:p>
          </table: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table:number-columns-spanned="2" office:value-type="string">
            <text:p text:style-name="P7">end if</text:p>
          </table:table-cell>
          <table:covered-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table:number-columns-spanned="2" office:value-type="string">
            <text:p text:style-name="P7">if (k .eq. 10) then</text:p>
          </table:table-cell>
          <table:covered-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 </text:p>
          </table:table-cell>
          <table:table-cell table:style-name="Table4.A1" office:value-type="string">
            <text:p text:style-name="P7">write (1,5) (d(j), j = 1, 10)</text:p>
          </table:table-cell>
        </table:table-row>
        <table:table-row>
          <table:table-cell table:style-name="Table4.A1" office:value-type="string">
            <text:p text:style-name="P7"> </text:p>
          </table:table-cell>
          <table:table-cell table:style-name="Table4.A1" office:value-type="string">
            <text:p text:style-name="P7"> </text:p>
          </table:table-cell>
          <table:table-cell table:style-name="Table4.A1" table:number-columns-spanned="2" office:value-type="string">
            <text:p text:style-name="P7">end if</text:p>
          </table:table-cell>
          <table:covered-table-cell/>
        </table:table-row>
        <table:table-row>
          <table:table-cell table:style-name="Table4.A1" office:value-type="string">
            <text:p text:style-name="P7"> </text:p>
          </table:table-cell>
          <table:table-cell table:style-name="Table4.A1" table:number-columns-spanned="3" office:value-type="string">
            <text:p text:style-name="P7">end do</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write (1,5) (d(j), j = 1, k)</text:p>
          </table:table-cell>
          <table:covered-table-cell/>
          <table:covered-table-cell/>
        </table:table-row>
        <table:table-row>
          <table:table-cell table:style-name="Table4.A1" office:value-type="string">
            <text:p text:style-name="P7">  5</text:p>
          </table:table-cell>
          <table:table-cell table:style-name="Table4.A1" table:number-columns-spanned="3" office:value-type="string">
            <text:p text:style-name="P7">format (10i7)</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close (1)</text:p>
          </table:table-cell>
          <table:covered-table-cell/>
          <table:covered-table-cell/>
        </table:table-row>
        <table:table-row>
          <table:table-cell table:style-name="Table4.A1" office:value-type="string">
            <text:p text:style-name="P7"> </text:p>
          </table:table-cell>
          <table:table-cell table:style-name="Table4.A1" table:number-columns-spanned="3" office:value-type="string">
            <text:p text:style-name="P7">print *, "The divisors are listed in the file 'divisors'. Bye."</text:p>
          </table:table-cell>
          <table:covered-table-cell/>
          <table:covered-table-cell/>
        </table:table-row>
      </table:table>
      <text:p text:style-name="P6"/>
      <text:p text:style-name="P4"><text:span text:style-name="T8">Note that the program counts the divisors, storing them in an array d, until 10 are accumulated; then it prints these 10 on a single line, reserving 7 places for each divisor. It then begins a new count and repeats the procedure until all divisors are found. The last write statement prints whatever divisors are left over after the last full line of 10. </text:span><text:soft-page-break/><text:span text:style-name="T8">The </text:span><text:span text:style-name="Emphasis"><text:span text:style-name="T9">close</text:span></text:span><text:span text:style-name="T8"> statement, included here for demonstration only, is unnecessary, as the program is all but finished at that point and the </text:span><text:span text:style-name="Emphasis"><text:span text:style-name="T9">end</text:span></text:span><text:span text:style-name="T8"> statement will automatically close the file anyway.</text:span></text:p>
      <text:h text:style-name="P8" text:outline-level="3">Read (from Files)</text:h>
      <text:p text:style-name="P3"><text:span text:style-name="T8">The </text:span><text:span text:style-name="Emphasis"><text:span text:style-name="T11">read</text:span></text:span><text:span text:style-name="T12"> </text:span><text:span text:style-name="T8">statement is used to read data from a file. Generally data is read from a file in the standard way, line-by-line and from left to right. But you must remember that each </text:span><text:span text:style-name="Emphasis"><text:span text:style-name="T11">read</text:span></text:span><text:span text:style-name="T12"> </text:span><text:span text:style-name="T8">statement begins reading a new line, whether or not the preceding </text:span><text:span text:style-name="Emphasis"><text:span text:style-name="T11">read</text:span></text:span><text:span text:style-name="T12"> </text:span><text:span text:style-name="T8">statement used all the data in the preceding line.</text:span></text:p>
      <text:p text:style-name="P5">Suppose for example that a file is numbered 7, and that the first two lines of the file contain the data (separated by commas)</text:p>
      <text:p text:style-name="P6"/>
      <table:table table:name="Table5" table:style-name="Table5">
        <table:table-column table:style-name="Table5.A"/>
        <table:table-row>
          <table:table-cell table:style-name="Table5.A1" office:value-type="string">
            <text:p text:style-name="P7">1.23 , 4.56 , 7.89</text:p>
          </table:table-cell>
        </table:table-row>
        <table:table-row>
          <table:table-cell table:style-name="Table5.A1" office:value-type="string">
            <text:p text:style-name="P7">11, 13 , "Sally"</text:p>
          </table:table-cell>
        </table:table-row>
      </table:table>
      <text:p text:style-name="P6"/>
      <text:p text:style-name="P4"><text:span text:style-name="T8">If the first two </text:span><text:span text:style-name="Emphasis"><text:span text:style-name="T9">read</text:span></text:span><text:span text:style-name="T8"> statements in the program are</text:span></text:p>
      <text:p text:style-name="P6"/>
      <table:table table:name="Table6" table:style-name="Table6">
        <table:table-column table:style-name="Table6.A"/>
        <table:table-row>
          <table:table-cell table:style-name="Table6.A1" office:value-type="string">
            <text:p text:style-name="P7">read (7,*) x, y, z</text:p>
          </table:table-cell>
        </table:table-row>
        <table:table-row>
          <table:table-cell table:style-name="Table6.A1" office:value-type="string">
            <text:p text:style-name="P7">read (7,*) m, n, first   ,</text:p>
          </table:table-cell>
        </table:table-row>
      </table:table>
      <text:p text:style-name="P6"/>
      <text:p text:style-name="P5">then the program assigns x = 1.23, y = 4.56, z = 7.89, m = 11, n = 13, first = "Sally". The variables will have to be declared in the program to correspond with the data assigned them by the read statements. For instance, in the above situation x, y, and z will have been declared real variables, m and n integers, and "first" a character variable. Failure to match variable types with data types will most likely lead to error messages.</text:p>
      <text:p text:style-name="P4"><text:span text:style-name="T8">It is possible that a program does not know beforehand the length of a file. If data is being read from a loop, there is a way to exit the loop when all data in the file has been read, thereby avoiding a program hang-up. One simply modifies the </text:span><text:span text:style-name="Emphasis"><text:span text:style-name="T9">read</text:span></text:span><text:span text:style-name="T8"> statement to something like</text:span></text:p>
      <text:p text:style-name="P2">read (7,*,end=10)   .</text:p>
      <text:p text:style-name="P5">This command instructs Fortran to read the next line in the file numbered 7, but to jump to the statement labelled 10 in the program in the event that the last line in that file has already been read.</text:p>
      <text:p text:style-name="P4"><text:span text:style-name="T8">You can also use format specifiers in </text:span><text:span text:style-name="Emphasis"><text:span text:style-name="T9">read</text:span></text:span><text:span text:style-name="T8"> statements, but this can be somewhat tedious and we will not go into the details. As but one example, suppose you want to make the assignments</text:span></text:p>
      <text:p text:style-name="P2">n = 77     ,     x = 123.45     ,     y = 67.8   ,</text:p>
      <text:p text:style-name="P5">where n is an integer and x and y are real variables. Then you may use the read and format statements</text:p>
      <text:p text:style-name="P6"/>
      <table:table table:name="Table7" table:style-name="Table7">
        <table:table-column table:style-name="Table7.A"/>
        <table:table-column table:style-name="Table7.B"/>
        <table:table-row>
          <table:table-cell table:style-name="Table7.A1" office:value-type="string">
            <text:p text:style-name="P7"> </text:p>
          </table:table-cell>
          <table:table-cell table:style-name="Table7.A1" office:value-type="string">
            <text:p text:style-name="P7">read (7,5) n, x, y</text:p>
          </table:table-cell>
        </table:table-row>
        <table:table-row>
          <table:table-cell table:style-name="Table7.A1" office:value-type="string">
            <text:p text:style-name="P7">5</text:p>
          </table:table-cell>
          <table:table-cell table:style-name="Table7.A1" office:value-type="string">
            <text:p text:style-name="P7">format (i2,f5.2,f3.1)    ,</text:p>
          </table:table-cell>
        </table:table-row>
      </table:table>
      <text:p text:style-name="P6"/>
      <text:p text:style-name="P5">and in file number 7 place the corresponding line of data</text:p>
      <text:p text:style-name="P2">7712345678    .</text:p>
      <text:p text:style-name="P5">Fortran will read and separate the data, insert appropriate decimal points, and assign it to the variables. But as you can see the method is confusing and perhaps not worth the effo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5:18:49.200679229</meta:creation-date>
    <dc:date>2015-03-30T17:19:48.587287998</dc:date>
    <meta:editing-duration>PT2H35S</meta:editing-duration>
    <meta:editing-cycles>4</meta:editing-cycles>
    <meta:generator>LibreOffice/4.2.7.2$Linux_X86_64 LibreOffice_project/420m0$Build-2</meta:generator>
    <meta:document-statistic meta:table-count="7" meta:image-count="0" meta:object-count="0" meta:page-count="3" meta:paragraph-count="103" meta:word-count="1328" meta:character-count="7009" meta:non-whitespace-character-count="5669"/>
  </office:meta>
</office:document-meta>
</file>